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6114" officeooo:paragraph-rsid="001a6114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3" style:family="paragraph" style:parent-style-name="Preformatted_20_Text">
      <style:text-properties fo:color="#000000" style:font-name="DejaVu Sans Mono" fo:font-size="9pt" officeooo:rsid="001a6114" officeooo:paragraph-rsid="001a6114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T1" style:family="text">
      <style:text-properties fo:font-style="italic"/>
    </style:style>
    <style:style style:name="T2" style:family="text">
      <style:text-properties fo:color="#0000ff" fo:font-weight="bold"/>
    </style:style>
    <style:style style:name="T3" style:family="text">
      <style:text-properties fo:color="#0000ff" style:font-name="DejaVu Sans Mono" fo:font-size="9pt" fo:font-weight="bold"/>
    </style:style>
    <style:style style:name="T4" style:family="text">
      <style:text-properties fo:color="#008000"/>
    </style:style>
    <style:style style:name="T5" style:family="text">
      <style:text-properties fo:color="#008000" fo:font-weight="bold"/>
    </style:style>
    <style:style style:name="T6" style:family="text">
      <style:text-properties fo:color="#008000" style:font-name="DejaVu Sans Mono" fo:font-size="9pt" fo:font-weight="bold"/>
    </style:style>
    <style:style style:name="T7" style:family="text">
      <style:text-properties fo:color="#000080"/>
    </style:style>
    <style:style style:name="T8" style:family="text">
      <style:text-properties fo:color="#000080" fo:font-weight="bold"/>
    </style:style>
    <style:style style:name="T9" style:family="text">
      <style:text-properties fo:color="#000080" style:font-name="DejaVu Sans Mono" fo:font-size="9pt" fo:font-weight="bold"/>
    </style:style>
    <style:style style:name="T10" style:family="text">
      <style:text-properties fo:color="#660e7a" fo:font-weight="bold"/>
    </style:style>
    <style:style style:name="T11" style:family="text">
      <style:text-properties fo:color="#660e7a" style:font-name="DejaVu Sans Mono" fo:font-size="9pt" fo:font-weight="bold"/>
    </style:style>
    <style:style style:name="T12" style:family="text">
      <style:text-properties fo:color="#660e7a" style:font-name="DejaVu Sans Mono" fo:font-size="9pt" fo:font-style="italic" fo:font-weight="bold"/>
    </style:style>
    <style:style style:name="T13" style:family="text">
      <style:text-properties style:font-name="DejaVu Sans Mono" fo:font-size="9pt"/>
    </style:style>
    <style:style style:name="T14" style:family="text">
      <style:text-properties fo:color="#808000"/>
    </style:style>
    <style:style style:name="T15" style:family="text">
      <style:text-properties fo:color="#808000" style:font-name="DejaVu Sans Mono" fo:font-size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MAD LAB EXAM</text:p>
      <text:p text:style-name="P1">Anunadh Rajesh</text:p>
      <text:p text:style-name="P1">SJC20MCA-2016</text:p>
      <text:p text:style-name="P1"/>
      <text:p text:style-name="P1">XML 1</text:p>
      <text:p text:style-name="P3"><text:span text:style-name="T1">&lt;?</text:span><text:span text:style-name="T2">xml version=</text:span><text:span text:style-name="T5">"1.0" </text:span><text:span text:style-name="T2">encoding=</text:span><text:span text:style-name="T5">"utf-8"</text:span><text:span text:style-name="T1">?&gt;</text:span></text:p>
      <text:p text:style-name="P2">&lt;<text:span text:style-name="T8">android.support.constraint.ConstraintLayout </text:span><text:span text:style-name="T2">xmlns:</text:span><text:span text:style-name="T10">android</text:span><text:span text:style-name="T2">=</text:span><text:span text:style-name="T5">"http://schemas.android.com/apk/res/android"</text:span></text:p>
      <text:p text:style-name="P4"><text:span text:style-name="T4"><text:s text:c="4"/></text:span><text:span text:style-name="T3">xmlns:</text:span><text:span text:style-name="T11">app</text:span><text:span text:style-name="T3">=</text:span><text:span text:style-name="T6">"http://schemas.android.com/apk/res-auto"</text:span></text:p>
      <text:p text:style-name="P4"><text:span text:style-name="T4"><text:s text:c="4"/></text:span><text:span text:style-name="T3">xmlns:</text:span><text:span text:style-name="T11">tools</text:span><text:span text:style-name="T3">=</text:span><text:span text:style-name="T6">"http://schemas.android.com/tools"</text:span></text:p>
      <text:p text:style-name="P4"><text:span text:style-name="T4"><text:s text:c="4"/></text:span><text:span text:style-name="T11">android</text:span><text:span text:style-name="T3">:id=</text:span><text:span text:style-name="T6">"@+id/rg1"</text:span></text:p>
      <text:p text:style-name="P4"><text:span text:style-name="T4"><text:s text:c="4"/></text:span><text:span text:style-name="T11">android</text:span><text:span text:style-name="T3">:layout_width=</text:span><text:span text:style-name="T6">"wrap_content"</text:span></text:p>
      <text:p text:style-name="P4"><text:span text:style-name="T4"><text:s text:c="4"/></text:span><text:span text:style-name="T11">android</text:span><text:span text:style-name="T3">:layout_height=</text:span><text:span text:style-name="T6">"match_parent"</text:span></text:p>
      <text:p text:style-name="P4"><text:span text:style-name="T4"><text:s text:c="4"/></text:span><text:span text:style-name="T11">tools</text:span><text:span text:style-name="T3">:context=</text:span><text:span text:style-name="T6">".MainActivity"</text:span><text:span text:style-name="T13">&gt;</text:span></text:p>
      <text:p text:style-name="P4"><text:s text:c="4"/><text:span text:style-name="T13">&lt;</text:span><text:span text:style-name="T9">EditText</text:span></text:p>
      <text:p text:style-name="P4"><text:span text:style-name="T7"><text:s text:c="8"/></text:span><text:span text:style-name="T11">android</text:span><text:span text:style-name="T3">:id=</text:span><text:span text:style-name="T6">"@+id/ed1"</text:span></text:p>
      <text:p text:style-name="P4"><text:span text:style-name="T4"><text:s text:c="8"/></text:span><text:span text:style-name="T11">android</text:span><text:span text:style-name="T3">:layout_width=</text:span><text:span text:style-name="T6">"0dp"</text:span></text:p>
      <text:p text:style-name="P4"><text:span text:style-name="T4"><text:s text:c="8"/></text:span><text:span text:style-name="T11">android</text:span><text:span text:style-name="T3">:layout_height=</text:span><text:span text:style-name="T6">"wrap_content"</text:span></text:p>
      <text:p text:style-name="P4"><text:span text:style-name="T4"><text:s text:c="8"/></text:span><text:span text:style-name="T11">android</text:span><text:span text:style-name="T3">:layout_marginTop=</text:span><text:span text:style-name="T6">"69dp"</text:span></text:p>
      <text:p text:style-name="P4"><text:span text:style-name="T4"><text:s text:c="8"/></text:span><text:span text:style-name="T11">android</text:span><text:span text:style-name="T3">:ems=</text:span><text:span text:style-name="T6">"10"</text:span></text:p>
      <text:p text:style-name="P4"><text:span text:style-name="T4"><text:s text:c="8"/></text:span><text:span text:style-name="T11">android</text:span><text:span text:style-name="T3">:hint=</text:span><text:span text:style-name="T6">"First name"</text:span></text:p>
      <text:p text:style-name="P4"><text:span text:style-name="T4"><text:s text:c="8"/></text:span><text:span text:style-name="T11">android</text:span><text:span text:style-name="T3">:inputType=</text:span><text:span text:style-name="T6">"textPersonName"</text:span></text:p>
      <text:p text:style-name="P4"><text:span text:style-name="T4"><text:s text:c="8"/></text:span><text:span text:style-name="T11">app</text:span><text:span text:style-name="T3">:layout_constraintTop_toTopOf=</text:span><text:span text:style-name="T6">"parent"</text:span></text:p>
      <text:p text:style-name="P4"><text:span text:style-name="T4"><text:s text:c="8"/></text:span><text:span text:style-name="T11">tools</text:span><text:span text:style-name="T3">:layout_editor_absoluteX=</text:span><text:span text:style-name="T6">"0dp" </text:span><text:span text:style-name="T13">/&gt;</text:span></text:p>
      <text:p text:style-name="P4"><text:s text:c="4"/><text:span text:style-name="T13">&lt;</text:span><text:span text:style-name="T9">EditText</text:span></text:p>
      <text:p text:style-name="P4"><text:span text:style-name="T7"><text:s text:c="8"/></text:span><text:span text:style-name="T11">android</text:span><text:span text:style-name="T3">:id=</text:span><text:span text:style-name="T6">"@+id/ed2"</text:span></text:p>
      <text:p text:style-name="P4"><text:span text:style-name="T4"><text:s text:c="8"/></text:span><text:span text:style-name="T11">android</text:span><text:span text:style-name="T3">:layout_width=</text:span><text:span text:style-name="T6">"0dp"</text:span></text:p>
      <text:p text:style-name="P4"><text:span text:style-name="T4"><text:s text:c="8"/></text:span><text:span text:style-name="T11">android</text:span><text:span text:style-name="T3">:layout_height=</text:span><text:span text:style-name="T6">"wrap_content"</text:span></text:p>
      <text:p text:style-name="P4"><text:span text:style-name="T4"><text:s text:c="8"/></text:span><text:span text:style-name="T11">android</text:span><text:span text:style-name="T3">:layout_marginTop=</text:span><text:span text:style-name="T6">"64dp"</text:span></text:p>
      <text:p text:style-name="P4"><text:span text:style-name="T4"><text:s text:c="8"/></text:span><text:span text:style-name="T11">android</text:span><text:span text:style-name="T3">:ems=</text:span><text:span text:style-name="T6">"10"</text:span></text:p>
      <text:p text:style-name="P4"><text:span text:style-name="T4"><text:s text:c="8"/></text:span><text:span text:style-name="T11">android</text:span><text:span text:style-name="T3">:hint=</text:span><text:span text:style-name="T6">"Surname"</text:span></text:p>
      <text:p text:style-name="P4"><text:span text:style-name="T4"><text:s text:c="8"/></text:span><text:span text:style-name="T11">android</text:span><text:span text:style-name="T3">:inputType=</text:span><text:span text:style-name="T6">"textPersonName"</text:span></text:p>
      <text:p text:style-name="P4"><text:span text:style-name="T4"><text:s text:c="8"/></text:span><text:span text:style-name="T11">app</text:span><text:span text:style-name="T3">:layout_constraintTop_toTopOf=</text:span><text:span text:style-name="T6">"parent"</text:span></text:p>
      <text:p text:style-name="P4"><text:span text:style-name="T4"><text:s text:c="8"/></text:span><text:span text:style-name="T11">tools</text:span><text:span text:style-name="T3">:layout_editor_absoluteX=</text:span><text:span text:style-name="T6">"190dp" </text:span><text:span text:style-name="T13">/&gt;</text:span></text:p>
      <text:p text:style-name="P4"><text:s text:c="4"/><text:span text:style-name="T13">&lt;</text:span><text:span text:style-name="T9">EditText</text:span></text:p>
      <text:p text:style-name="P4"><text:span text:style-name="T7"><text:s text:c="8"/></text:span><text:span text:style-name="T11">android</text:span><text:span text:style-name="T3">:id=</text:span><text:span text:style-name="T6">"@+id/ed3"</text:span></text:p>
      <text:p text:style-name="P4"><text:span text:style-name="T4"><text:s text:c="8"/></text:span><text:span text:style-name="T11">android</text:span><text:span text:style-name="T3">:layout_width=</text:span><text:span text:style-name="T6">"0dp"</text:span></text:p>
      <text:p text:style-name="P4"><text:span text:style-name="T4"><text:s text:c="8"/></text:span><text:span text:style-name="T11">android</text:span><text:span text:style-name="T3">:layout_height=</text:span><text:span text:style-name="T6">"wrap_content"</text:span></text:p>
      <text:p text:style-name="P4"><text:span text:style-name="T4"><text:s text:c="8"/></text:span><text:span text:style-name="T11">android</text:span><text:span text:style-name="T3">:layout_marginTop=</text:span><text:span text:style-name="T6">"20dp"</text:span></text:p>
      <text:p text:style-name="P4"><text:span text:style-name="T4"><text:s text:c="8"/></text:span><text:span text:style-name="T11">android</text:span><text:span text:style-name="T3">:ems=</text:span><text:span text:style-name="T6">"10"</text:span></text:p>
      <text:p text:style-name="P4"><text:span text:style-name="T4"><text:s text:c="8"/></text:span><text:span text:style-name="T11">android</text:span><text:span text:style-name="T3">:hint=</text:span><text:span text:style-name="T6">"Mobile number or email address"</text:span></text:p>
      <text:p text:style-name="P4"><text:span text:style-name="T4"><text:s text:c="8"/></text:span><text:span text:style-name="T11">android</text:span><text:span text:style-name="T3">:inputType=</text:span><text:span text:style-name="T6">"phone"</text:span></text:p>
      <text:p text:style-name="P4"><text:span text:style-name="T4"><text:s text:c="8"/></text:span><text:span text:style-name="T11">app</text:span><text:span text:style-name="T3">:layout_constraintEnd_toEndOf=</text:span><text:span text:style-name="T6">"parent"</text:span></text:p>
      <text:p text:style-name="P4"><text:span text:style-name="T4"><text:s text:c="8"/></text:span><text:span text:style-name="T11">app</text:span><text:span text:style-name="T3">:layout_constraintStart_toStartOf=</text:span><text:span text:style-name="T6">"parent"</text:span></text:p>
      <text:p text:style-name="P4"><text:span text:style-name="T4"><text:s text:c="8"/></text:span><text:span text:style-name="T11">app</text:span><text:span text:style-name="T3">:layout_constraintTop_toBottomOf=</text:span><text:span text:style-name="T6">"@+id/ed1" </text:span><text:span text:style-name="T13">/&gt;</text:span></text:p>
      <text:p text:style-name="P4"><text:s text:c="4"/><text:span text:style-name="T13">&lt;</text:span><text:span text:style-name="T9">EditText</text:span></text:p>
      <text:p text:style-name="P4"><text:span text:style-name="T7"><text:s text:c="8"/></text:span><text:span text:style-name="T11">android</text:span><text:span text:style-name="T3">:id=</text:span><text:span text:style-name="T6">"@+id/ed4"</text:span></text:p>
      <text:p text:style-name="P4"><text:span text:style-name="T4"><text:s text:c="8"/></text:span><text:span text:style-name="T11">android</text:span><text:span text:style-name="T3">:layout_width=</text:span><text:span text:style-name="T6">"0dp"</text:span></text:p>
      <text:p text:style-name="P4"><text:span text:style-name="T4"><text:s text:c="8"/></text:span><text:span text:style-name="T11">android</text:span><text:span text:style-name="T3">:layout_height=</text:span><text:span text:style-name="T6">"wrap_content"</text:span></text:p>
      <text:p text:style-name="P4"><text:span text:style-name="T4"><text:s text:c="8"/></text:span><text:span text:style-name="T11">android</text:span><text:span text:style-name="T3">:layout_marginTop=</text:span><text:span text:style-name="T6">"20dp"</text:span></text:p>
      <text:p text:style-name="P4"><text:span text:style-name="T4"><text:s text:c="8"/></text:span><text:span text:style-name="T11">android</text:span><text:span text:style-name="T3">:layout_marginEnd=</text:span><text:span text:style-name="T6">"8dp"</text:span></text:p>
      <text:p text:style-name="P4"><text:span text:style-name="T4"><text:s text:c="8"/></text:span><text:span text:style-name="T11">android</text:span><text:span text:style-name="T3">:layout_marginRight=</text:span><text:span text:style-name="T6">"8dp"</text:span></text:p>
      <text:p text:style-name="P4"><text:span text:style-name="T4"><text:s text:c="8"/></text:span><text:span text:style-name="T11">android</text:span><text:span text:style-name="T3">:ems=</text:span><text:span text:style-name="T6">"10"</text:span></text:p>
      <text:p text:style-name="P4"><text:span text:style-name="T4"><text:s text:c="8"/></text:span><text:span text:style-name="T11">android</text:span><text:span text:style-name="T3">:hint=</text:span><text:span text:style-name="T6">"new password"</text:span></text:p>
      <text:p text:style-name="P4"><text:span text:style-name="T4"><text:s text:c="8"/></text:span><text:span text:style-name="T11">android</text:span><text:span text:style-name="T3">:inputType=</text:span><text:span text:style-name="T6">"numberPassword"</text:span></text:p>
      <text:p text:style-name="P4"><text:span text:style-name="T4"><text:s text:c="8"/></text:span><text:span text:style-name="T11">app</text:span><text:span text:style-name="T3">:layout_constraintEnd_toEndOf=</text:span><text:span text:style-name="T6">"parent"</text:span></text:p>
      <text:p text:style-name="P4"><text:span text:style-name="T4"><text:s text:c="8"/></text:span><text:span text:style-name="T11">app</text:span><text:span text:style-name="T3">:layout_constraintStart_toStartOf=</text:span><text:span text:style-name="T6">"parent"</text:span></text:p>
      <text:p text:style-name="P4"><text:span text:style-name="T4"><text:s text:c="8"/></text:span><text:span text:style-name="T11">app</text:span><text:span text:style-name="T3">:layout_constraintTop_toBottomOf=</text:span><text:span text:style-name="T6">"@+id/ed3" </text:span><text:span text:style-name="T13">/&gt;</text:span></text:p>
      <text:p text:style-name="P4"><text:s text:c="4"/><text:span text:style-name="T13">&lt;</text:span><text:span text:style-name="T9">Button</text:span></text:p>
      <text:p text:style-name="P4"><text:span text:style-name="T7"><text:s text:c="8"/></text:span><text:span text:style-name="T11">android</text:span><text:span text:style-name="T3">:id=</text:span><text:span text:style-name="T6">"@+id/b1"</text:span></text:p>
      <text:p text:style-name="P4"><text:soft-page-break/><text:span text:style-name="T4"><text:s text:c="8"/></text:span><text:span text:style-name="T11">android</text:span><text:span text:style-name="T3">:layout_width=</text:span><text:span text:style-name="T6">"wrap_content"</text:span></text:p>
      <text:p text:style-name="P4"><text:span text:style-name="T4"><text:s text:c="8"/></text:span><text:span text:style-name="T11">android</text:span><text:span text:style-name="T3">:layout_height=</text:span><text:span text:style-name="T6">"wrap_content"</text:span></text:p>
      <text:p text:style-name="P4"><text:span text:style-name="T4"><text:s text:c="8"/></text:span><text:span text:style-name="T11">android</text:span><text:span text:style-name="T3">:onClick=</text:span><text:span text:style-name="T6">"bt1"</text:span></text:p>
      <text:p text:style-name="P4"><text:span text:style-name="T4"><text:s text:c="8"/></text:span><text:span text:style-name="T11">android</text:span><text:span text:style-name="T3">:text=</text:span><text:span text:style-name="T6">"Sign Up"</text:span></text:p>
      <text:p text:style-name="P4"><text:span text:style-name="T4"><text:s text:c="8"/></text:span><text:span text:style-name="T11">tools</text:span><text:span text:style-name="T3">:layout_editor_absoluteX=</text:span><text:span text:style-name="T6">"148dp"</text:span></text:p>
      <text:p text:style-name="P4"><text:span text:style-name="T4"><text:s text:c="8"/></text:span><text:span text:style-name="T11">tools</text:span><text:span text:style-name="T3">:layout_editor_absoluteY=</text:span><text:span text:style-name="T6">"415dp" </text:span><text:span text:style-name="T13">/&gt;</text:span></text:p>
      <text:p text:style-name="P4"><text:s text:c="4"/><text:span text:style-name="T13">&lt;</text:span><text:span text:style-name="T9">RadioGroup</text:span></text:p>
      <text:p text:style-name="P4"><text:span text:style-name="T7"><text:s text:c="8"/></text:span><text:span text:style-name="T11">android</text:span><text:span text:style-name="T3">:id=</text:span><text:span text:style-name="T6">"@+id/radioGroup"</text:span></text:p>
      <text:p text:style-name="P4"><text:span text:style-name="T4"><text:s text:c="8"/></text:span><text:span text:style-name="T11">android</text:span><text:span text:style-name="T3">:layout_width=</text:span><text:span text:style-name="T6">"wrap_content"</text:span></text:p>
      <text:p text:style-name="P4"><text:span text:style-name="T4"><text:s text:c="8"/></text:span><text:span text:style-name="T11">android</text:span><text:span text:style-name="T3">:layout_height=</text:span><text:span text:style-name="T6">"wrap_content"</text:span></text:p>
      <text:p text:style-name="P4"><text:span text:style-name="T4"><text:s text:c="8"/></text:span><text:span text:style-name="T11">tools</text:span><text:span text:style-name="T3">:layout_editor_absoluteX=</text:span><text:span text:style-name="T6">"0dp"</text:span></text:p>
      <text:p text:style-name="P4"><text:span text:style-name="T4"><text:s text:c="8"/></text:span><text:span text:style-name="T11">tools</text:span><text:span text:style-name="T3">:layout_editor_absoluteY=</text:span><text:span text:style-name="T6">"289dp" </text:span><text:span text:style-name="T13">/&gt;</text:span></text:p>
      <text:p text:style-name="P4"><text:s text:c="4"/><text:span text:style-name="T13">&lt;</text:span><text:span text:style-name="T9">RadioButton</text:span></text:p>
      <text:p text:style-name="P4"><text:span text:style-name="T7"><text:s text:c="8"/></text:span><text:span text:style-name="T11">android</text:span><text:span text:style-name="T3">:id=</text:span><text:span text:style-name="T6">"@+id/rd1"</text:span></text:p>
      <text:p text:style-name="P4"><text:span text:style-name="T4"><text:s text:c="8"/></text:span><text:span text:style-name="T11">android</text:span><text:span text:style-name="T3">:layout_width=</text:span><text:span text:style-name="T6">"0dp"</text:span></text:p>
      <text:p text:style-name="P4"><text:span text:style-name="T4"><text:s text:c="8"/></text:span><text:span text:style-name="T11">android</text:span><text:span text:style-name="T3">:layout_height=</text:span><text:span text:style-name="T6">"wrap_content"</text:span></text:p>
      <text:p text:style-name="P4"><text:span text:style-name="T4"><text:s text:c="8"/></text:span><text:span text:style-name="T11">android</text:span><text:span text:style-name="T3">:layout_marginTop=</text:span><text:span text:style-name="T6">"75dp"</text:span></text:p>
      <text:p text:style-name="P4"><text:span text:style-name="T4"><text:s text:c="8"/></text:span><text:span text:style-name="T11">android</text:span><text:span text:style-name="T3">:text=</text:span><text:span text:style-name="T6">"Female"</text:span></text:p>
      <text:p text:style-name="P4"><text:span text:style-name="T4"><text:s text:c="8"/></text:span><text:span text:style-name="T11">app</text:span><text:span text:style-name="T3">:layout_constraintTop_toBottomOf=</text:span><text:span text:style-name="T6">"@+id/ed4"</text:span></text:p>
      <text:p text:style-name="P4"><text:span text:style-name="T4"><text:s text:c="8"/></text:span><text:span text:style-name="T11">tools</text:span><text:span text:style-name="T3">:layout_editor_absoluteX=</text:span><text:span text:style-name="T6">"16dp" </text:span><text:span text:style-name="T13">/&gt;</text:span></text:p>
      <text:p text:style-name="P4"><text:s text:c="4"/><text:span text:style-name="T13">&lt;</text:span><text:span text:style-name="T9">RadioButton</text:span></text:p>
      <text:p text:style-name="P4"><text:span text:style-name="T7"><text:s text:c="8"/></text:span><text:span text:style-name="T11">android</text:span><text:span text:style-name="T3">:id=</text:span><text:span text:style-name="T6">"@+id/rd2"</text:span></text:p>
      <text:p text:style-name="P4"><text:span text:style-name="T4"><text:s text:c="8"/></text:span><text:span text:style-name="T11">android</text:span><text:span text:style-name="T3">:layout_width=</text:span><text:span text:style-name="T6">"0dp"</text:span></text:p>
      <text:p text:style-name="P4"><text:span text:style-name="T4"><text:s text:c="8"/></text:span><text:span text:style-name="T11">android</text:span><text:span text:style-name="T3">:layout_height=</text:span><text:span text:style-name="T6">"wrap_content"</text:span></text:p>
      <text:p text:style-name="P4"><text:span text:style-name="T4"><text:s text:c="8"/></text:span><text:span text:style-name="T11">android</text:span><text:span text:style-name="T3">:layout_marginTop=</text:span><text:span text:style-name="T6">"75dp"</text:span></text:p>
      <text:p text:style-name="P4"><text:span text:style-name="T4"><text:s text:c="8"/></text:span><text:span text:style-name="T11">android</text:span><text:span text:style-name="T3">:text=</text:span><text:span text:style-name="T6">"Male"</text:span></text:p>
      <text:p text:style-name="P4"><text:span text:style-name="T4"><text:s text:c="8"/></text:span><text:span text:style-name="T11">app</text:span><text:span text:style-name="T3">:layout_constraintTop_toBottomOf=</text:span><text:span text:style-name="T6">"@+id/ed4"</text:span></text:p>
      <text:p text:style-name="P4"><text:span text:style-name="T4"><text:s text:c="8"/></text:span><text:span text:style-name="T11">tools</text:span><text:span text:style-name="T3">:layout_editor_absoluteX=</text:span><text:span text:style-name="T6">"138dp" </text:span><text:span text:style-name="T13">/&gt;</text:span></text:p>
      <text:p text:style-name="P4"><text:s text:c="4"/><text:span text:style-name="T13">&lt;</text:span><text:span text:style-name="T9">RadioButton</text:span></text:p>
      <text:p text:style-name="P4"><text:span text:style-name="T7"><text:s text:c="8"/></text:span><text:span text:style-name="T11">android</text:span><text:span text:style-name="T3">:id=</text:span><text:span text:style-name="T6">"@+id/rd3"</text:span></text:p>
      <text:p text:style-name="P4"><text:span text:style-name="T4"><text:s text:c="8"/></text:span><text:span text:style-name="T11">android</text:span><text:span text:style-name="T3">:layout_width=</text:span><text:span text:style-name="T6">"0dp"</text:span></text:p>
      <text:p text:style-name="P4"><text:span text:style-name="T4"><text:s text:c="8"/></text:span><text:span text:style-name="T11">android</text:span><text:span text:style-name="T3">:layout_height=</text:span><text:span text:style-name="T6">"wrap_content"</text:span></text:p>
      <text:p text:style-name="P4"><text:span text:style-name="T4"><text:s text:c="8"/></text:span><text:span text:style-name="T11">android</text:span><text:span text:style-name="T3">:layout_marginTop=</text:span><text:span text:style-name="T6">"75dp"</text:span></text:p>
      <text:p text:style-name="P4"><text:span text:style-name="T4"><text:s text:c="8"/></text:span><text:span text:style-name="T11">android</text:span><text:span text:style-name="T3">:text=</text:span><text:span text:style-name="T6">"Custom"</text:span></text:p>
      <text:p text:style-name="P4"><text:span text:style-name="T4"><text:s text:c="8"/></text:span><text:span text:style-name="T11">app</text:span><text:span text:style-name="T3">:layout_constraintTop_toBottomOf=</text:span><text:span text:style-name="T6">"@+id/ed4"</text:span></text:p>
      <text:p text:style-name="P4"><text:span text:style-name="T4"><text:s text:c="8"/></text:span><text:span text:style-name="T11">tools</text:span><text:span text:style-name="T3">:layout_editor_absoluteX=</text:span><text:span text:style-name="T6">"259dp" </text:span><text:span text:style-name="T13">/&gt;</text:span></text:p>
      <text:p text:style-name="P4"><text:s text:c="4"/><text:span text:style-name="T13">&lt;</text:span><text:span text:style-name="T9">RadioGroup</text:span></text:p>
      <text:p text:style-name="P4"><text:span text:style-name="T7"><text:s text:c="8"/></text:span><text:span text:style-name="T11">android</text:span><text:span text:style-name="T3">:id=</text:span><text:span text:style-name="T6">"@+id/rg1"</text:span></text:p>
      <text:p text:style-name="P4"><text:span text:style-name="T4"><text:s text:c="8"/></text:span><text:span text:style-name="T11">android</text:span><text:span text:style-name="T3">:layout_width=</text:span><text:span text:style-name="T6">"0dp"</text:span></text:p>
      <text:p text:style-name="P4"><text:span text:style-name="T4"><text:s text:c="8"/></text:span><text:span text:style-name="T11">android</text:span><text:span text:style-name="T3">:layout_height=</text:span><text:span text:style-name="T6">"wrap_content"</text:span></text:p>
      <text:p text:style-name="P4"><text:span text:style-name="T4"><text:s text:c="8"/></text:span><text:span text:style-name="T11">tools</text:span><text:span text:style-name="T3">:layout_editor_absoluteX=</text:span><text:span text:style-name="T6">"16dp"</text:span></text:p>
      <text:p text:style-name="P4"><text:span text:style-name="T4"><text:s text:c="8"/></text:span><text:span text:style-name="T11">tools</text:span><text:span text:style-name="T3">:layout_editor_absoluteY=</text:span><text:span text:style-name="T6">"277dp" </text:span><text:span text:style-name="T13">/&gt;</text:span></text:p>
      <text:p text:style-name="P4"><text:s text:c="4"/><text:span text:style-name="T13">&lt;</text:span><text:span text:style-name="T9">EditText</text:span></text:p>
      <text:p text:style-name="P4"><text:span text:style-name="T7"><text:s text:c="8"/></text:span><text:span text:style-name="T11">android</text:span><text:span text:style-name="T3">:id=</text:span><text:span text:style-name="T6">"@+id/ed5"</text:span></text:p>
      <text:p text:style-name="P4"><text:span text:style-name="T4"><text:s text:c="8"/></text:span><text:span text:style-name="T11">android</text:span><text:span text:style-name="T3">:layout_width=</text:span><text:span text:style-name="T6">"0dp"</text:span></text:p>
      <text:p text:style-name="P4"><text:span text:style-name="T4"><text:s text:c="8"/></text:span><text:span text:style-name="T11">android</text:span><text:span text:style-name="T3">:layout_height=</text:span><text:span text:style-name="T6">"wrap_content"</text:span></text:p>
      <text:p text:style-name="P4"><text:span text:style-name="T4"><text:s text:c="8"/></text:span><text:span text:style-name="T11">android</text:span><text:span text:style-name="T3">:layout_marginTop=</text:span><text:span text:style-name="T6">"12dp"</text:span></text:p>
      <text:p text:style-name="P4"><text:span text:style-name="T4"><text:s text:c="8"/></text:span><text:span text:style-name="T11">android</text:span><text:span text:style-name="T3">:ems=</text:span><text:span text:style-name="T6">"10"</text:span></text:p>
      <text:p text:style-name="P4"><text:span text:style-name="T4"><text:s text:c="8"/></text:span><text:span text:style-name="T11">android</text:span><text:span text:style-name="T3">:hint=</text:span><text:span text:style-name="T6">"Date of Birth"</text:span></text:p>
      <text:p text:style-name="P4"><text:span text:style-name="T4"><text:s text:c="8"/></text:span><text:span text:style-name="T11">android</text:span><text:span text:style-name="T3">:inputType=</text:span><text:span text:style-name="T6">"date"</text:span></text:p>
      <text:p text:style-name="P4"><text:span text:style-name="T4"><text:s text:c="8"/></text:span><text:span text:style-name="T11">app</text:span><text:span text:style-name="T3">:layout_constraintEnd_toEndOf=</text:span><text:span text:style-name="T6">"parent"</text:span></text:p>
      <text:p text:style-name="P4"><text:span text:style-name="T4"><text:s text:c="8"/></text:span><text:span text:style-name="T11">app</text:span><text:span text:style-name="T3">:layout_constraintStart_toEndOf=</text:span><text:span text:style-name="T6">"@+id/radioGroup"</text:span></text:p>
      <text:p text:style-name="P4"><text:span text:style-name="T4"><text:s text:c="8"/></text:span><text:span text:style-name="T11">app</text:span><text:span text:style-name="T3">:layout_constraintTop_toBottomOf=</text:span><text:span text:style-name="T6">"@+id/ed4" </text:span><text:span text:style-name="T13">/&gt;</text:span></text:p>
      <text:p text:style-name="P5">&lt;/<text:span text:style-name="T8">android.support.constraint.ConstraintLayout</text:span>&gt;</text:p>
      <text:p text:style-name="P1"/>
      <text:p text:style-name="P1">MAINACTIVITY</text:p>
      <text:p text:style-name="P3"><text:span text:style-name="T8">package </text:span>com.example.sjcet.reg1;</text:p>
      <text:p text:style-name="P2"><text:span text:style-name="T8">import </text:span>android.content.Intent;</text:p>
      <text:p text:style-name="P2"><text:span text:style-name="T8">import </text:span>android.content.SharedPreferences;</text:p>
      <text:p text:style-name="P2"><text:span text:style-name="T8">import </text:span>android.support.v7.app.AppCompatActivity;</text:p>
      <text:p text:style-name="P2"><text:span text:style-name="T8">import </text:span>android.os.Bundle;</text:p>
      <text:p text:style-name="P2"><text:span text:style-name="T8">import </text:span>android.view.View;</text:p>
      <text:p text:style-name="P2"><text:span text:style-name="T8">import </text:span>android.widget.Button;</text:p>
      <text:p text:style-name="P2"><text:soft-page-break/><text:span text:style-name="T8">import </text:span>android.widget.RadioGroup;</text:p>
      <text:p text:style-name="P2"><text:span text:style-name="T8">import </text:span>android.widget.TextView;</text:p>
      <text:p text:style-name="P2"><text:span text:style-name="T8">public class </text:span>MainActivity <text:span text:style-name="T8">extends </text:span>AppCompatActivity {</text:p>
      <text:p text:style-name="P4"><text:s text:c="4"/><text:span text:style-name="T13">TextView </text:span><text:span text:style-name="T11">firstname</text:span><text:span text:style-name="T13">, </text:span><text:span text:style-name="T11">surname</text:span><text:span text:style-name="T13">, </text:span><text:span text:style-name="T11">mobile</text:span><text:span text:style-name="T13">, </text:span><text:span text:style-name="T11">password</text:span><text:span text:style-name="T13">, </text:span><text:span text:style-name="T11">dob</text:span><text:span text:style-name="T13">;</text:span></text:p>
      <text:p text:style-name="P4"><text:s text:c="4"/><text:span text:style-name="T13">Button <text:s/></text:span><text:span text:style-name="T11">bt1</text:span><text:span text:style-name="T13">;</text:span></text:p>
      <text:p text:style-name="P4"><text:s text:c="4"/><text:span text:style-name="T13">RadioGroup </text:span><text:span text:style-name="T11">rg1</text:span><text:span text:style-name="T13">;</text:span></text:p>
      <text:p text:style-name="P4"><text:s text:c="4"/><text:span text:style-name="T13">SharedPreferences </text:span><text:span text:style-name="T11">sharedPreferences</text:span><text:span text:style-name="T13">;</text:span></text:p>
      <text:p text:style-name="P4"><text:s text:c="4"/><text:span text:style-name="T9">private static final </text:span><text:span text:style-name="T13">String </text:span><text:span text:style-name="T12">SHARED_PREF_NAME </text:span><text:span text:style-name="T13">= </text:span><text:span text:style-name="T6">"mypref"</text:span><text:span text:style-name="T13">;</text:span></text:p>
      <text:p text:style-name="P4"><text:s text:c="4"/><text:span text:style-name="T9">private static final </text:span><text:span text:style-name="T13">String </text:span><text:span text:style-name="T12">key_name </text:span><text:span text:style-name="T13">= </text:span><text:span text:style-name="T6">"name"</text:span><text:span text:style-name="T13">;</text:span></text:p>
      <text:p text:style-name="P4"><text:s text:c="4"/><text:span text:style-name="T9">private static final </text:span><text:span text:style-name="T13">String </text:span><text:span text:style-name="T12">key_phone </text:span><text:span text:style-name="T13">= </text:span><text:span text:style-name="T6">"phone"</text:span><text:span text:style-name="T13">;</text:span></text:p>
      <text:p text:style-name="P4"><text:s text:c="4"/><text:span text:style-name="T15">@Override</text:span></text:p>
      <text:p text:style-name="P4"><text:span text:style-name="T14"><text:s text:c="4"/></text:span><text:span text:style-name="T9">protected void </text:span><text:span text:style-name="T13">onCreate(Bundle savedInstanceState) {</text:span></text:p>
      <text:p text:style-name="P4"><text:s text:c="8"/><text:span text:style-name="T9">super</text:span><text:span text:style-name="T13">.onCreate(savedInstanceState);</text:span></text:p>
      <text:p text:style-name="P4"><text:s text:c="8"/><text:span text:style-name="T13">setContentView(R.layout.</text:span><text:span text:style-name="T12">activity_main</text:span><text:span text:style-name="T13">);</text:span></text:p>
      <text:p text:style-name="P4"><text:s text:c="8"/><text:span text:style-name="T11">firstname </text:span><text:span text:style-name="T13">= findViewById(R.id.</text:span><text:span text:style-name="T12">ed1</text:span><text:span text:style-name="T13">);</text:span></text:p>
      <text:p text:style-name="P4"><text:s text:c="8"/><text:span text:style-name="T11">surname </text:span><text:span text:style-name="T13">= findViewById(R.id.</text:span><text:span text:style-name="T12">ed2</text:span><text:span text:style-name="T13">);</text:span></text:p>
      <text:p text:style-name="P4"><text:s text:c="8"/><text:span text:style-name="T11">mobile </text:span><text:span text:style-name="T13">= findViewById(R.id.</text:span><text:span text:style-name="T12">ed3</text:span><text:span text:style-name="T13">);</text:span></text:p>
      <text:p text:style-name="P4"><text:s text:c="8"/><text:span text:style-name="T11">password </text:span><text:span text:style-name="T13">= findViewById(R.id.</text:span><text:span text:style-name="T12">ed4</text:span><text:span text:style-name="T13">);</text:span></text:p>
      <text:p text:style-name="P4"><text:s text:c="8"/><text:span text:style-name="T11">dob </text:span><text:span text:style-name="T13">= findViewById(R.id.</text:span><text:span text:style-name="T12">ed5</text:span><text:span text:style-name="T13">);</text:span></text:p>
      <text:p text:style-name="P4"><text:s text:c="8"/><text:span text:style-name="T11">bt1 </text:span><text:span text:style-name="T13">= findViewById(R.id.</text:span><text:span text:style-name="T12">b1</text:span><text:span text:style-name="T13">);</text:span></text:p>
      <text:p text:style-name="P4"><text:s text:c="8"/><text:span text:style-name="T11">rg1 </text:span><text:span text:style-name="T13">= findViewById(R.id.</text:span><text:span text:style-name="T12">rg1</text:span><text:span text:style-name="T13">);</text:span></text:p>
      <text:p text:style-name="P4"><text:s text:c="8"/><text:span text:style-name="T13">SharedPreferences = getSharedPreferences(</text:span><text:span text:style-name="T12">SHARED_PREF_NAME</text:span><text:span text:style-name="T13">,</text:span><text:span text:style-name="T12">MODE_PRIVATE</text:span><text:span text:style-name="T13">);</text:span></text:p>
      <text:p text:style-name="P4"><text:s text:c="8"/><text:span text:style-name="T13">String s1 = SharedPreferences.getString(KEY_NAME, </text:span><text:span text:style-name="T9">null</text:span><text:span text:style-name="T13">);</text:span></text:p>
      <text:p text:style-name="P4"><text:s text:c="4"/><text:span text:style-name="T13">}</text:span></text:p>
      <text:p text:style-name="P4"><text:s text:c="4"/><text:span text:style-name="T9">public void </text:span><text:span text:style-name="T13">bt1(View view) {</text:span></text:p>
      <text:p text:style-name="P4"><text:s text:c="8"/><text:span text:style-name="T11">bt1</text:span><text:span text:style-name="T13">.setOnClickListener();</text:span></text:p>
      <text:p text:style-name="P4"><text:s text:c="8"/><text:span text:style-name="T13">SharedPreferences.Editor editor = </text:span><text:span text:style-name="T11">sharedPreferences</text:span><text:span text:style-name="T13">.edit();</text:span></text:p>
      <text:p text:style-name="P4"><text:s text:c="8"/><text:span text:style-name="T13">editor.putString(</text:span><text:span text:style-name="T12">key_name</text:span><text:span text:style-name="T13">,</text:span><text:span text:style-name="T11">firstname</text:span><text:span text:style-name="T13">.getText().toString());</text:span></text:p>
      <text:p text:style-name="P4"><text:s text:c="8"/><text:span text:style-name="T13">editor.putString(</text:span><text:span text:style-name="T12">key_phone</text:span><text:span text:style-name="T13">,</text:span><text:span text:style-name="T11">mobile</text:span><text:span text:style-name="T13">.getText().toString());</text:span></text:p>
      <text:p text:style-name="P4"><text:s text:c="8"/><text:span text:style-name="T13">editor.apply();</text:span></text:p>
      <text:p text:style-name="P4"><text:s text:c="8"/><text:span text:style-name="T13">Intent intent = </text:span><text:span text:style-name="T9">new </text:span><text:span text:style-name="T13">Intent(MainActivity.</text:span><text:span text:style-name="T9">this</text:span><text:span text:style-name="T13">,Main2Activity.</text:span><text:span text:style-name="T9">class</text:span><text:span text:style-name="T13">);</text:span></text:p>
      <text:p text:style-name="P4"><text:s text:c="8"/><text:span text:style-name="T13">startActivity(intent);</text:span></text:p>
      <text:p text:style-name="P4"><text:s text:c="4"/><text:span text:style-name="T13">}</text:span></text:p>
      <text:p text:style-name="P5">}</text:p>
      <text:p text:style-name="P1"/>
      <text:p text:style-name="P1">XML 2</text:p>
      <text:p text:style-name="P3"><text:span text:style-name="T1">&lt;?</text:span><text:span text:style-name="T2">xml version=</text:span><text:span text:style-name="T5">"1.0" </text:span><text:span text:style-name="T2">encoding=</text:span><text:span text:style-name="T5">"utf-8"</text:span><text:span text:style-name="T1">?&gt;</text:span></text:p>
      <text:p text:style-name="P2">&lt;<text:span text:style-name="T8">android.support.constraint.ConstraintLayout </text:span><text:span text:style-name="T2">xmlns:</text:span><text:span text:style-name="T10">android</text:span><text:span text:style-name="T2">=</text:span><text:span text:style-name="T5">"http://schemas.android.com/apk/res/android"</text:span></text:p>
      <text:p text:style-name="P4"><text:span text:style-name="T4"><text:s text:c="4"/></text:span><text:span text:style-name="T3">xmlns:</text:span><text:span text:style-name="T11">app</text:span><text:span text:style-name="T3">=</text:span><text:span text:style-name="T6">"http://schemas.android.com/apk/res-auto"</text:span></text:p>
      <text:p text:style-name="P4"><text:span text:style-name="T4"><text:s text:c="4"/></text:span><text:span text:style-name="T3">xmlns:</text:span><text:span text:style-name="T11">tools</text:span><text:span text:style-name="T3">=</text:span><text:span text:style-name="T6">"http://schemas.android.com/tools"</text:span></text:p>
      <text:p text:style-name="P4"><text:span text:style-name="T4"><text:s text:c="4"/></text:span><text:span text:style-name="T11">android</text:span><text:span text:style-name="T3">:layout_width=</text:span><text:span text:style-name="T6">"match_parent"</text:span></text:p>
      <text:p text:style-name="P4"><text:span text:style-name="T4"><text:s text:c="4"/></text:span><text:span text:style-name="T11">android</text:span><text:span text:style-name="T3">:layout_height=</text:span><text:span text:style-name="T6">"match_parent"</text:span></text:p>
      <text:p text:style-name="P4"><text:span text:style-name="T4"><text:s text:c="4"/></text:span><text:span text:style-name="T11">tools</text:span><text:span text:style-name="T3">:context=</text:span><text:span text:style-name="T6">".Main2Activity"</text:span><text:span text:style-name="T13">&gt;</text:span></text:p>
      <text:p text:style-name="P4"><text:s text:c="4"/><text:span text:style-name="T13">&lt;</text:span><text:span text:style-name="T9">TextView</text:span></text:p>
      <text:p text:style-name="P4"><text:span text:style-name="T7"><text:s text:c="8"/></text:span><text:span text:style-name="T11">android</text:span><text:span text:style-name="T3">:id=</text:span><text:span text:style-name="T6">"@+id/tv1"</text:span></text:p>
      <text:p text:style-name="P4"><text:span text:style-name="T4"><text:s text:c="8"/></text:span><text:span text:style-name="T11">android</text:span><text:span text:style-name="T3">:layout_width=</text:span><text:span text:style-name="T6">"0dp"</text:span></text:p>
      <text:p text:style-name="P4"><text:span text:style-name="T4"><text:s text:c="8"/></text:span><text:span text:style-name="T11">android</text:span><text:span text:style-name="T3">:layout_height=</text:span><text:span text:style-name="T6">"wrap_content"</text:span></text:p>
      <text:p text:style-name="P4"><text:span text:style-name="T4"><text:s text:c="8"/></text:span><text:span text:style-name="T11">android</text:span><text:span text:style-name="T3">:layout_marginTop=</text:span><text:span text:style-name="T6">"81dp"</text:span></text:p>
      <text:p text:style-name="P4"><text:span text:style-name="T4"><text:s text:c="8"/></text:span><text:span text:style-name="T11">android</text:span><text:span text:style-name="T3">:text=</text:span><text:span text:style-name="T6">"TextView"</text:span></text:p>
      <text:p text:style-name="P4"><text:span text:style-name="T4"><text:s text:c="8"/></text:span><text:span text:style-name="T11">app</text:span><text:span text:style-name="T3">:layout_constraintEnd_toEndOf=</text:span><text:span text:style-name="T6">"parent"</text:span></text:p>
      <text:p text:style-name="P4"><text:span text:style-name="T4"><text:s text:c="8"/></text:span><text:span text:style-name="T11">app</text:span><text:span text:style-name="T3">:layout_constraintStart_toStartOf=</text:span><text:span text:style-name="T6">"parent"</text:span></text:p>
      <text:p text:style-name="P4"><text:span text:style-name="T4"><text:s text:c="8"/></text:span><text:span text:style-name="T11">app</text:span><text:span text:style-name="T3">:layout_constraintTop_toTopOf=</text:span><text:span text:style-name="T6">"parent" </text:span><text:span text:style-name="T13">/&gt;</text:span></text:p>
      <text:p text:style-name="P4"><text:s text:c="4"/><text:span text:style-name="T13">&lt;</text:span><text:span text:style-name="T9">TextView</text:span></text:p>
      <text:p text:style-name="P4"><text:span text:style-name="T7"><text:s text:c="8"/></text:span><text:span text:style-name="T11">android</text:span><text:span text:style-name="T3">:id=</text:span><text:span text:style-name="T6">"@+id/tv2"</text:span></text:p>
      <text:p text:style-name="P4"><text:span text:style-name="T4"><text:s text:c="8"/></text:span><text:span text:style-name="T11">android</text:span><text:span text:style-name="T3">:layout_width=</text:span><text:span text:style-name="T6">"0dp"</text:span></text:p>
      <text:p text:style-name="P4"><text:span text:style-name="T4"><text:s text:c="8"/></text:span><text:span text:style-name="T11">android</text:span><text:span text:style-name="T3">:layout_height=</text:span><text:span text:style-name="T6">"wrap_content"</text:span></text:p>
      <text:p text:style-name="P4"><text:span text:style-name="T4"><text:s text:c="8"/></text:span><text:span text:style-name="T11">android</text:span><text:span text:style-name="T3">:layout_marginTop=</text:span><text:span text:style-name="T6">"115dp"</text:span></text:p>
      <text:p text:style-name="P4"><text:span text:style-name="T4"><text:s text:c="8"/></text:span><text:span text:style-name="T11">android</text:span><text:span text:style-name="T3">:text=</text:span><text:span text:style-name="T6">"TextView"</text:span></text:p>
      <text:p text:style-name="P4"><text:span text:style-name="T4"><text:s text:c="8"/></text:span><text:span text:style-name="T11">app</text:span><text:span text:style-name="T3">:layout_constraintEnd_toEndOf=</text:span><text:span text:style-name="T6">"parent"</text:span></text:p>
      <text:p text:style-name="P4"><text:span text:style-name="T4"><text:s text:c="8"/></text:span><text:span text:style-name="T11">app</text:span><text:span text:style-name="T3">:layout_constraintStart_toStartOf=</text:span><text:span text:style-name="T6">"parent"</text:span></text:p>
      <text:p text:style-name="P4"><text:span text:style-name="T4"><text:s text:c="8"/></text:span><text:span text:style-name="T11">app</text:span><text:span text:style-name="T3">:layout_constraintTop_toTopOf=</text:span><text:span text:style-name="T6">"parent" </text:span><text:span text:style-name="T13">/&gt;</text:span></text:p>
      <text:p text:style-name="P4"><text:s text:c="4"/><text:span text:style-name="T13">&lt;</text:span><text:span text:style-name="T9">TextView</text:span></text:p>
      <text:p text:style-name="P4"><text:soft-page-break/><text:span text:style-name="T7"><text:s text:c="8"/></text:span><text:span text:style-name="T11">android</text:span><text:span text:style-name="T3">:id=</text:span><text:span text:style-name="T6">"@+id/tv3"</text:span></text:p>
      <text:p text:style-name="P4"><text:span text:style-name="T4"><text:s text:c="8"/></text:span><text:span text:style-name="T11">android</text:span><text:span text:style-name="T3">:layout_width=</text:span><text:span text:style-name="T6">"0dp"</text:span></text:p>
      <text:p text:style-name="P4"><text:span text:style-name="T4"><text:s text:c="8"/></text:span><text:span text:style-name="T11">android</text:span><text:span text:style-name="T3">:layout_height=</text:span><text:span text:style-name="T6">"wrap_content"</text:span></text:p>
      <text:p text:style-name="P4"><text:span text:style-name="T4"><text:s text:c="8"/></text:span><text:span text:style-name="T11">android</text:span><text:span text:style-name="T3">:layout_marginTop=</text:span><text:span text:style-name="T6">"151dp"</text:span></text:p>
      <text:p text:style-name="P4"><text:span text:style-name="T4"><text:s text:c="8"/></text:span><text:span text:style-name="T11">android</text:span><text:span text:style-name="T3">:text=</text:span><text:span text:style-name="T6">"TextView"</text:span></text:p>
      <text:p text:style-name="P4"><text:span text:style-name="T4"><text:s text:c="8"/></text:span><text:span text:style-name="T11">app</text:span><text:span text:style-name="T3">:layout_constraintEnd_toEndOf=</text:span><text:span text:style-name="T6">"parent"</text:span></text:p>
      <text:p text:style-name="P4"><text:span text:style-name="T4"><text:s text:c="8"/></text:span><text:span text:style-name="T11">app</text:span><text:span text:style-name="T3">:layout_constraintStart_toStartOf=</text:span><text:span text:style-name="T6">"parent"</text:span></text:p>
      <text:p text:style-name="P4"><text:span text:style-name="T4"><text:s text:c="8"/></text:span><text:span text:style-name="T11">app</text:span><text:span text:style-name="T3">:layout_constraintTop_toTopOf=</text:span><text:span text:style-name="T6">"parent" </text:span><text:span text:style-name="T13">/&gt;</text:span></text:p>
      <text:p text:style-name="P4"><text:s text:c="4"/><text:span text:style-name="T13">&lt;</text:span><text:span text:style-name="T9">TextView</text:span></text:p>
      <text:p text:style-name="P4"><text:span text:style-name="T7"><text:s text:c="8"/></text:span><text:span text:style-name="T11">android</text:span><text:span text:style-name="T3">:id=</text:span><text:span text:style-name="T6">"@+id/tv4"</text:span></text:p>
      <text:p text:style-name="P4"><text:span text:style-name="T4"><text:s text:c="8"/></text:span><text:span text:style-name="T11">android</text:span><text:span text:style-name="T3">:layout_width=</text:span><text:span text:style-name="T6">"0dp"</text:span></text:p>
      <text:p text:style-name="P4"><text:span text:style-name="T4"><text:s text:c="8"/></text:span><text:span text:style-name="T11">android</text:span><text:span text:style-name="T3">:layout_height=</text:span><text:span text:style-name="T6">"wrap_content"</text:span></text:p>
      <text:p text:style-name="P4"><text:span text:style-name="T4"><text:s text:c="8"/></text:span><text:span text:style-name="T11">android</text:span><text:span text:style-name="T3">:layout_marginTop=</text:span><text:span text:style-name="T6">"195dp"</text:span></text:p>
      <text:p text:style-name="P4"><text:span text:style-name="T4"><text:s text:c="8"/></text:span><text:span text:style-name="T11">android</text:span><text:span text:style-name="T3">:text=</text:span><text:span text:style-name="T6">"TextView"</text:span></text:p>
      <text:p text:style-name="P4"><text:span text:style-name="T4"><text:s text:c="8"/></text:span><text:span text:style-name="T11">app</text:span><text:span text:style-name="T3">:layout_constraintEnd_toEndOf=</text:span><text:span text:style-name="T6">"parent"</text:span></text:p>
      <text:p text:style-name="P4"><text:span text:style-name="T4"><text:s text:c="8"/></text:span><text:span text:style-name="T11">app</text:span><text:span text:style-name="T3">:layout_constraintStart_toStartOf=</text:span><text:span text:style-name="T6">"parent"</text:span></text:p>
      <text:p text:style-name="P4"><text:span text:style-name="T4"><text:s text:c="8"/></text:span><text:span text:style-name="T11">app</text:span><text:span text:style-name="T3">:layout_constraintTop_toTopOf=</text:span><text:span text:style-name="T6">"parent" </text:span><text:span text:style-name="T13">/&gt;</text:span></text:p>
      <text:p text:style-name="P4"><text:s text:c="4"/><text:span text:style-name="T13">&lt;</text:span><text:span text:style-name="T9">TextView</text:span></text:p>
      <text:p text:style-name="P4"><text:span text:style-name="T7"><text:s text:c="8"/></text:span><text:span text:style-name="T11">android</text:span><text:span text:style-name="T3">:id=</text:span><text:span text:style-name="T6">"@+id/tv5"</text:span></text:p>
      <text:p text:style-name="P4"><text:span text:style-name="T4"><text:s text:c="8"/></text:span><text:span text:style-name="T11">android</text:span><text:span text:style-name="T3">:layout_width=</text:span><text:span text:style-name="T6">"0dp"</text:span></text:p>
      <text:p text:style-name="P4"><text:span text:style-name="T4"><text:s text:c="8"/></text:span><text:span text:style-name="T11">android</text:span><text:span text:style-name="T3">:layout_height=</text:span><text:span text:style-name="T6">"14dp"</text:span></text:p>
      <text:p text:style-name="P4"><text:span text:style-name="T4"><text:s text:c="8"/></text:span><text:span text:style-name="T11">android</text:span><text:span text:style-name="T3">:layout_marginTop=</text:span><text:span text:style-name="T6">"17dp"</text:span></text:p>
      <text:p text:style-name="P4"><text:span text:style-name="T4"><text:s text:c="8"/></text:span><text:span text:style-name="T11">android</text:span><text:span text:style-name="T3">:text=</text:span><text:span text:style-name="T6">"TextView"</text:span></text:p>
      <text:p text:style-name="P4"><text:span text:style-name="T4"><text:s text:c="8"/></text:span><text:span text:style-name="T11">app</text:span><text:span text:style-name="T3">:layout_constraintEnd_toEndOf=</text:span><text:span text:style-name="T6">"parent"</text:span></text:p>
      <text:p text:style-name="P4"><text:span text:style-name="T4"><text:s text:c="8"/></text:span><text:span text:style-name="T11">app</text:span><text:span text:style-name="T3">:layout_constraintStart_toStartOf=</text:span><text:span text:style-name="T6">"parent"</text:span></text:p>
      <text:p text:style-name="P4"><text:span text:style-name="T4"><text:s text:c="8"/></text:span><text:span text:style-name="T11">app</text:span><text:span text:style-name="T3">:layout_constraintTop_toBottomOf=</text:span><text:span text:style-name="T6">"@+id/tv4" </text:span><text:span text:style-name="T13">/&gt;</text:span></text:p>
      <text:p text:style-name="P5">&lt;/<text:span text:style-name="T8">android.support.constraint.ConstraintLayout</text:span>&gt;</text:p>
      <text:p text:style-name="P1"/>
      <text:p text:style-name="P1">MAIN2ACTIVITY</text:p>
      <text:p text:style-name="P1"/>
      <text:p text:style-name="P3"><text:span text:style-name="T8">package </text:span>com.example.sjcet.reg1;</text:p>
      <text:p text:style-name="P2"><text:span text:style-name="T8">import </text:span>android.content.SharedPreferences;</text:p>
      <text:p text:style-name="P2"><text:span text:style-name="T8">import </text:span>android.support.v7.app.AppCompatActivity;</text:p>
      <text:p text:style-name="P2"><text:span text:style-name="T8">import </text:span>android.os.Bundle;</text:p>
      <text:p text:style-name="P2"><text:span text:style-name="T8">import </text:span>android.widget.TextView;</text:p>
      <text:p text:style-name="P2"><text:span text:style-name="T8">public class </text:span>Main2Activity <text:span text:style-name="T8">extends </text:span>AppCompatActivity {</text:p>
      <text:p text:style-name="P4"><text:s text:c="4"/><text:span text:style-name="T13">TextView </text:span><text:span text:style-name="T11">tv1</text:span><text:span text:style-name="T13">,</text:span><text:span text:style-name="T11">tv2</text:span><text:span text:style-name="T13">,</text:span><text:span text:style-name="T11">tv3</text:span><text:span text:style-name="T13">,</text:span><text:span text:style-name="T11">tv4</text:span><text:span text:style-name="T13">,</text:span><text:span text:style-name="T11">tv5</text:span><text:span text:style-name="T13">;</text:span></text:p>
      <text:p text:style-name="P4"><text:s text:c="4"/><text:span text:style-name="T13">SharedPreferences </text:span><text:span text:style-name="T11">sharedPreferences</text:span><text:span text:style-name="T13">;</text:span></text:p>
      <text:p text:style-name="P4"><text:s text:c="4"/><text:span text:style-name="T9">private static final </text:span><text:span text:style-name="T13">String </text:span><text:span text:style-name="T12">SHARED_PREF_NAME </text:span><text:span text:style-name="T13">= </text:span><text:span text:style-name="T6">"mypref"</text:span><text:span text:style-name="T13">;</text:span></text:p>
      <text:p text:style-name="P4"><text:s text:c="4"/><text:span text:style-name="T9">private static final </text:span><text:span text:style-name="T13">String </text:span><text:span text:style-name="T12">key_name </text:span><text:span text:style-name="T13">= </text:span><text:span text:style-name="T6">"name"</text:span><text:span text:style-name="T13">;</text:span></text:p>
      <text:p text:style-name="P4"><text:s text:c="4"/><text:span text:style-name="T9">private static final </text:span><text:span text:style-name="T13">String </text:span><text:span text:style-name="T12">key_phone </text:span><text:span text:style-name="T13">= </text:span><text:span text:style-name="T6">"phone"</text:span><text:span text:style-name="T13">;</text:span></text:p>
      <text:p text:style-name="P4"><text:s text:c="4"/><text:span text:style-name="T15">@Override</text:span></text:p>
      <text:p text:style-name="P4"><text:span text:style-name="T14"><text:s text:c="4"/></text:span><text:span text:style-name="T9">protected void </text:span><text:span text:style-name="T13">onCreate(Bundle savedInstanceState) {</text:span></text:p>
      <text:p text:style-name="P4"><text:s text:c="8"/><text:span text:style-name="T9">super</text:span><text:span text:style-name="T13">.onCreate(savedInstanceState);</text:span></text:p>
      <text:p text:style-name="P4"><text:s text:c="8"/><text:span text:style-name="T13">setContentView(R.layout.</text:span><text:span text:style-name="T12">activity_main2</text:span><text:span text:style-name="T13">);</text:span></text:p>
      <text:p text:style-name="P4"><text:s text:c="8"/><text:span text:style-name="T11">tv1 </text:span><text:span text:style-name="T13">= findViewById(R.id.tv1);</text:span></text:p>
      <text:p text:style-name="P4"><text:s text:c="8"/><text:span text:style-name="T11">tv2 </text:span><text:span text:style-name="T13">= findViewById(R.id.tv2);</text:span></text:p>
      <text:p text:style-name="P4"><text:s text:c="8"/><text:span text:style-name="T11">tv3 </text:span><text:span text:style-name="T13">= findViewById(R.id.tv3);</text:span></text:p>
      <text:p text:style-name="P4"><text:s text:c="8"/><text:span text:style-name="T11">tv4 </text:span><text:span text:style-name="T13">= findViewById(R.id.tv4);</text:span></text:p>
      <text:p text:style-name="P4"><text:s text:c="8"/><text:span text:style-name="T11">tv5 </text:span><text:span text:style-name="T13">= findViewById(R.id.tv5);</text:span></text:p>
      <text:p text:style-name="P4"><text:s text:c="8"/><text:span text:style-name="T13">SharedPreferences = getSharedPreferences(</text:span><text:span text:style-name="T12">SHARED_PREF_NAME</text:span><text:span text:style-name="T13">,</text:span><text:span text:style-name="T12">MODE_PRIVATE</text:span><text:span text:style-name="T13">);</text:span></text:p>
      <text:p text:style-name="P4"><text:s text:c="8"/><text:span text:style-name="T13">String s1 = </text:span><text:span text:style-name="T11">sharedPreferences</text:span><text:span text:style-name="T13">.getString(</text:span><text:span text:style-name="T11">tv1</text:span><text:span text:style-name="T13">,</text:span><text:span text:style-name="T9">null</text:span><text:span text:style-name="T13">);</text:span></text:p>
      <text:p text:style-name="P4"><text:s text:c="8"/><text:span text:style-name="T13">String s2 = </text:span><text:span text:style-name="T11">sharedPreferences</text:span><text:span text:style-name="T13">.getString(</text:span><text:span text:style-name="T11">tv2</text:span><text:span text:style-name="T13">, </text:span><text:span text:style-name="T9">null</text:span><text:span text:style-name="T13">);</text:span></text:p>
      <text:p text:style-name="P4"><text:s text:c="8"/><text:span text:style-name="T13">String s3 = </text:span><text:span text:style-name="T11">sharedPreferences</text:span><text:span text:style-name="T13">.getString(</text:span><text:span text:style-name="T11">tv3</text:span><text:span text:style-name="T13">,</text:span><text:span text:style-name="T9">null</text:span><text:span text:style-name="T13">);</text:span></text:p>
      <text:p text:style-name="P4"><text:s text:c="8"/><text:span text:style-name="T13">String s4 = </text:span><text:span text:style-name="T11">sharedPreferences</text:span><text:span text:style-name="T13">.getString(</text:span><text:span text:style-name="T11">tv4</text:span><text:span text:style-name="T13">, </text:span><text:span text:style-name="T9">null</text:span><text:span text:style-name="T13">);</text:span></text:p>
      <text:p text:style-name="P4"><text:s text:c="8"/><text:span text:style-name="T13">String s5 = </text:span><text:span text:style-name="T11">sharedPreferences</text:span><text:span text:style-name="T13">.getString(</text:span><text:span text:style-name="T11">tv5</text:span><text:span text:style-name="T13">,</text:span><text:span text:style-name="T9">null</text:span><text:span text:style-name="T13">);</text:span></text:p>
      <text:p text:style-name="P4"><text:s text:c="4"/><text:span text:style-name="T13">}</text:span></text:p>
      <text:p text:style-name="P5">}</text:p>
      <text:p text:style-name="P1"/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31T12:20:58.344525481</meta:creation-date>
    <dc:date>2022-03-31T12:24:10.148514914</dc:date>
    <meta:editing-duration>PT3M12S</meta:editing-duration>
    <meta:editing-cycles>1</meta:editing-cycles>
    <meta:document-statistic meta:table-count="0" meta:image-count="0" meta:object-count="0" meta:page-count="5" meta:paragraph-count="237" meta:word-count="411" meta:character-count="9079" meta:non-whitespace-character-count="7444"/>
    <meta:generator>LibreOffice/6.0.7.3$Linux_X86_64 LibreOffice_project/00m0$Build-3</meta:generator>
  </office:meta>
</office:document-meta>
</file>